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>
            <text:p>files on side TODO: scroll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gle comment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3" office:value-type="string" calcext:value-type="string">
            <text:p>side menus like open save TODO: close bt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mart home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tatus bar/notify message(i.e. file saved)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highlight selection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op margin in sourceview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2:43:27.986472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7T02:43:46.862128636</dc:date>
    <meta:editing-duration>PT40M</meta:editing-duration>
    <meta:editing-cycles>63</meta:editing-cycles>
    <meta:generator>LibreOffice/6.4.0.3$Linux_X86_64 LibreOffice_project/40$Build-3</meta:generator>
    <meta:document-statistic meta:table-count="1" meta:cell-count="62" meta:object-count="0"/>
  </office:meta>
</office:document-meta>
</file>